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officeooo:paragraph-rsid="00189b4a"/>
    </style:style>
    <style:style style:name="P2" style:family="paragraph" style:parent-style-name="Standard">
      <style:paragraph-properties fo:text-align="start" style:justify-single-word="false"/>
      <style:text-properties style:font-name="Liberation Serif" fo:font-size="12pt" fo:font-weight="bold" officeooo:rsid="000f7306" officeooo:paragraph-rsid="000f7306"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erif" fo:font-size="12pt" fo:font-weight="bold" officeooo:rsid="000f7306" officeooo:paragraph-rsid="0011200f"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fo:font-weight="bold" officeooo:rsid="00189b4a" officeooo:paragraph-rsid="00189b4a"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fo:font-weight="normal" officeooo:rsid="000f7306" officeooo:paragraph-rsid="000f730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0f7306" officeooo:paragraph-rsid="0011200f"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Liberation Serif" fo:font-size="12pt" fo:font-weight="normal" officeooo:rsid="000f7306" officeooo:paragraph-rsid="000f730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0f7306" officeooo:paragraph-rsid="0019694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11200f" officeooo:paragraph-rsid="0011200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11200f" officeooo:paragraph-rsid="00189b4a"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12ac62" officeooo:paragraph-rsid="0012ac62"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Liberation Serif" fo:font-size="12pt" style:text-underline-style="none" fo:font-weight="normal" officeooo:rsid="00135a59" officeooo:paragraph-rsid="00135a5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style:text-underline-style="none" fo:font-weight="normal" officeooo:rsid="00135a59" officeooo:paragraph-rsid="00135a5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style:text-underline-style="none" fo:font-weight="normal" officeooo:rsid="001618d9" officeooo:paragraph-rsid="001618d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style:text-underline-style="none" fo:font-weight="normal" officeooo:rsid="0017d1a9" officeooo:paragraph-rsid="0017d1a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style:text-underline-style="none" fo:font-weight="normal" officeooo:rsid="00189b4a" officeooo:paragraph-rsid="00189b4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style:text-underline-style="none" fo:font-weight="bold" officeooo:rsid="000f7306" officeooo:paragraph-rsid="0017d1a9"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style:text-underline-style="none" fo:font-weight="bold" officeooo:rsid="00189b4a" officeooo:paragraph-rsid="00189b4a" style:font-size-asian="12pt" style:font-weight-asian="bold" style:font-size-complex="12pt" style:font-weight-complex="bold"/>
    </style:style>
    <style:style style:name="P19" style:family="paragraph" style:parent-style-name="Title" style:master-page-name="Standard">
      <style:paragraph-properties style:page-number="auto"/>
      <style:text-properties officeooo:paragraph-rsid="00189b4a"/>
    </style:style>
    <style:style style:name="T1" style:family="text">
      <style:text-properties officeooo:rsid="0011200f"/>
    </style:style>
    <style:style style:name="T2" style:family="text">
      <style:text-properties officeooo:rsid="0012ac62"/>
    </style:style>
    <style:style style:name="T3" style:family="text">
      <style:text-properties officeooo:rsid="00135a59"/>
    </style:style>
    <style:style style:name="T4" style:family="text">
      <style:text-properties officeooo:rsid="001519f7"/>
    </style:style>
    <style:style style:name="T5" style:family="text">
      <style:text-properties officeooo:rsid="0017d1a9"/>
    </style:style>
    <style:style style:name="T6" style:family="text">
      <style:text-properties officeooo:rsid="00189b4a"/>
    </style:style>
    <style:style style:name="T7" style:family="text">
      <style:text-properties fo:font-weight="bold" style:font-weight-asian="bold" style:font-weight-complex="bold"/>
    </style:style>
    <style:style style:name="T8" style:family="text">
      <style:text-properties style:font-name="Calibri Light" fo:font-size="28pt" fo:letter-spacing="-0.018cm" officeooo:rsid="00189b4a" style:letter-kerning="true" style:font-name-asian="新細明體" style:font-size-asian="28pt" style:font-name-complex="Times New Roman" style:font-size-complex="28pt"/>
    </style:style>
    <style:style style:name="T9" style:family="text">
      <style:text-properties officeooo:rsid="001969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8">Protocollo di comunicazione</text:span></text:p>
      <text:p text:style-name="P1"><text:span text:style-name="T7"/></text:p>
      <text:p text:style-name="P2"><text:span text:style-name="T6">Architettura del server e s</text:span>truttura delle connessioni</text:p>
      <text:p text:style-name="P5">Il paradigma MVC distribuito implementato è molto simile a quello visto in classe.</text:p>
      <text:p text:style-name="P5">Esso presenta una classe Server che gestisce la lobby iniziale di gioco e che presenta il <text:span text:style-name="T1">server socket per la connessione iniziale. Quando un client si connette al server, viene creata un’istanza della classe ClientSocketConnection che gestisce la comunicazione tra lo specifico client e il server.</text:span></text:p>
      <text:p text:style-name="P10">Il patter MVC implementato presenta un model che contiene la maggior parte della logica (in particolare, le classi Game e Round <text:span text:style-name="T6">gestiscono lo svolgersi della partita</text:span>), una classe Controller che rappresenta il controller e una classe RemoteView. Come da pattern, si ha che, all’avvio della partita, tali classi vengono <text:span text:style-name="T6">istanziate</text:span>. Il controller sarà osservatore delle view e le view saranno osservatrici del model. <text:span text:style-name="T6">Lo svolgimento e aggiornamento della partita avverrà grazie a questo pattern e allo scambio di appositi messaggi, scatenato da eventi lato client, o modifiche lato server. </text:span></text:p>
      <text:p text:style-name="P9"><text:s/></text:p>
      <text:p text:style-name="P2">Login e inizio della partita</text:p>
      <text:p text:style-name="P8">La fase iniziale di setup serve a scegliere la tipologia di partita che si vuole giocare (numero di giocatori e modalità) e a inserire il <text:span text:style-name="T6">proprio nome di gioco</text:span>. Tale fase prevede le scambio <text:span text:style-name="T6">di messaggi di setup (classe SetupMessage)</text:span><text:span text:style-name="T1">.</text:span></text:p>
      <text:p text:style-name="P8"><text:span text:style-name="T9">Le fasi di setup sono 3:</text:span></text:p>
      <text:p text:style-name="P5"/>
      <text:p text:style-name="P4">Tipi di messaggi di setup</text:p>
      <text:p text:style-name="P6"/>
      <text:p text:style-name="P3"/>
      <text:p text:style-name="P2">Messaggi di gioco</text:p>
      <text:p text:style-name="P11">Tutti i messaggi di gioco <text:span text:style-name="T3">sono sottoclassi di PlayerMessage. Tutti I messaggi ridefiniscono</text:span> <text:span text:style-name="T3">performMove(Game game), ogni sottoclasse eseguirà una specifica azione sul modello (intuibile dal nome del messaggio).</text:span></text:p>
      <text:p text:style-name="P2"/>
      <text:p text:style-name="P2">Messaggio di gioco generico</text:p>
      <text:p text:style-name="P5">I messaggi scambiati durante il gioco sono:</text:p>
      <text:list xml:id="list2727856070" text:style-name="L1">
        <text:list-item>
          <text:p text:style-name="P7">PlayAssistantMessage</text:p>
        </text:list-item>
        <text:list-item>
          <text:p text:style-name="P7">AddS<text:span text:style-name="T3">tudentOnIslandMessage</text:span></text:p>
        </text:list-item>
        <text:list-item>
          <text:p text:style-name="P12">AddStudentOnTableMessage</text:p>
        </text:list-item>
        <text:list-item>
          <text:p text:style-name="P12">ChangeMotherNaturePositionMessage</text:p>
        </text:list-item>
        <text:list-item>
          <text:p text:style-name="P12">GetStudentsFromCloudMessage</text:p>
        </text:list-item>
      </text:list>
      <text:p text:style-name="P13">I messaggi vengono inviati dal client e raggiungono <text:span text:style-name="T4">la classe ClientSocketConnection. Tale classe notifica la classe MessageReceiver (sua observer) della RemoteView. Viene allora chiamato il metodo handleMove(PlayerMessage message) della <text:s/>RemoteView che notifica l’arrivo di un messaggio al controller (controller) che è suo osservatore.</text:span></text:p>
      <text:p text:style-name="P13"/>
      <text:p text:style-name="P14">All’arrivo di un messaggio la classe Controller esegue il suo metodo performMove(PlayerMessage message) che a sua volta esegue performMove<text:span text:style-name="T5">(Game model)</text:span> del messaggio sul modello. Quest’ultimo <text:span text:style-name="T5">metodo permette di effettuare la modifica richiesta sul modello aggiornandone lo stato.</text:span></text:p>
      <text:p text:style-name="P15">A ogni aggiornamento dello stato viene invitato un messaggio di tipo DisplayedBoard al Client tramite la RemoteView che è Observer&lt;DisplayedBoard&gt; del modello (classe Game).</text:p>
      <text:p text:style-name="P15">DisplayedBoard conterrà tutte le informazioni necessarie che serviranno al client per richiedere la prossima interazione con il giocatore.</text:p>
      <text:p text:style-name="P13"/>
      <text:p text:style-name="P17">Messaggi <text:span text:style-name="T5">relativi ai characters</text:span></text:p>
      <text:p text:style-name="P15"><text:soft-page-break/>Per attivare i character (classe Character) la logica è analoga a quella degli altri messaggi con l’eccezione che il messaggio ActivateEffectMessage può essere mandato in qualsiasi istante del turno del player che sta giocando. Nel caso il character richieda ulteriori input essi verranno richiesti e successivamente inviati con il messaggio DoYourJobMessage.</text:p>
      <text:p text:style-name="P15"/>
      <text:p text:style-name="P18">Messaggio TerminatorMessage</text:p>
      <text:p text:style-name="P16">Il messaggio di tip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新細明體" style:font-family-asian="新細明體"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新細明體" style:font-family-asian="新細明體"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22:24:12.566799518</meta:creation-date>
    <dc:date>2022-06-30T22:43:17.667121580</dc:date>
    <meta:editing-duration>PT1H18M25S</meta:editing-duration>
    <meta:editing-cycles>2</meta:editing-cycles>
    <meta:generator>LibreOffice/6.4.7.2$Linux_X86_64 LibreOffice_project/40$Build-2</meta:generator>
    <meta:document-statistic meta:table-count="0" meta:image-count="0" meta:object-count="0" meta:page-count="2" meta:paragraph-count="27" meta:word-count="449" meta:character-count="3152" meta:non-whitespace-character-count="2731"/>
  </office:meta>
</office:document-meta>
</file>